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</text:span><text:span text:style-name="T1">ng and </text:span><text:span text:style-name="T1">Destructin</text:span><text:span text:style-name="T1">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</text:span><text:span text:style-name="T2">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</text:span><text:span text:style-name="T17">of </text:span><text:span text:style-name="T17">Constructi</text:span><text:span text:style-name="T17">on and </text:span><text:span text:style-name="T17">Destructio</text:span><text:span text:style-name="T17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</text:span><text:span text:style-name="T18">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</text:span><text:span text:style-name="T18">when it is defined.</text:span></text:p>
              </text:list-item>
              <text:list-item>
                <text:p text:style-name="P20"><text:span text:style-name="T18">Heap object: when </text:span><text:span text:style-name="T18">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</text:span><text:span text:style-name="T21">be </text:span><text:span text:style-name="T22">destructed </text:span><text:span text:style-name="T21">after </text:span><text:span text:style-name="T21">it stops being of </text:span><text:span text:style-name="T21">use.</text:span></text:p>
            <text:list text:continue-numbering="true" text:style-name="L3">
              <text:list-item>
                <text:p text:style-name="P20"><text:span text:style-name="T21">Stack object: </text:span><text:span text:style-name="T21">when gets out of </text:span><text:span text:style-name="T21">scope.</text:span></text:p>
              </text:list-item>
              <text:list-item>
                <text:p text:style-name="P20"><text:span text:style-name="T21">Heap object: when </text:span><text:span text:style-name="T21">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</text:span><text:span text:style-name="T17">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</text:span><text:span text:style-name="T26">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</text:span><text:span text:style-name="T17">ors and </text:span><text:span text:style-name="T17">Arrays</text:span><text:span text:style-name="T23">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</text:span><text:span text:style-name="T26">1 five times</text:span><text:span text:style-name="T26"><text:line-break/></text:span><text:span text:style-name="T26"> <text:s text:c="2"/></text:span><text:span text:style-name="T25">MyClass b[5] {11, </text:span><text:span text:style-name="T25">22}; </text:span><text:span text:style-name="T26">// Calls 2 two times</text:span><text:span text:style-name="T26"><text:line-break/></text:span><text:span text:style-name="T26"> <text:s text:c="2"/></text:span><text:span text:style-name="T25">MyClass c[5] { {11,22}, </text:span><text:span text:style-name="T25">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</text:span><text:span text:style-name="T17">ors – </text:span><text:span text:style-name="T17">parameterl</text:span><text:span text:style-name="T17">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</text:span><text:span text:style-name="T32">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2">parameterless ctor </text:span><text:span text:style-name="T32">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</text:span><text:span text:style-name="T33">– default </text:span><text:span text:style-name="T33">parameterles</text:span><text:span text:style-name="T33">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</text:span><text:span text:style-name="T32">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</text:span><text:span text:style-name="T32">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</text:span><text:span text:style-name="T36">compiler error – </text:span></text:p>
            <text:p text:style-name="P26"><text:span text:style-name="T36"><text:s text:c="3"/></text:span><text:span text:style-name="T31">MyClass b[5]; </text:span><text:span text:style-name="T36"><text:s/>// no </text:span><text:span text:style-name="T36">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</text:span><text:span text:style-name="T33">– no default </text:span><text:span text:style-name="T33">parameterles</text:span><text:span text:style-name="T33">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</text:span><text:span text:style-name="T32">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</text:span><text:span text:style-name="T38">ors – </text:span><text:span text:style-name="T38">explicit </text:span><text:span text:style-name="T38">default </text:span><text:span text:style-name="T38">parameterl</text:span><text:span text:style-name="T38">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</text:span><text:span text:style-name="T36">compiler error – </text:span></text:p>
            <text:p text:style-name="P26"><text:span text:style-name="T36"><text:s text:c="14"/></text:span><text:span text:style-name="T36">// no </text:span><text:span text:style-name="T36">parameterless ctor. </text:span></text:p>
            <text:p text:style-name="P26"><text:span text:style-name="T36"><text:s text:c="8"/></text:span><text:span text:style-name="T36">// (why would </text:span><text:span text:style-name="T36">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</text:span><text:span text:style-name="T39">s – deleted </text:span><text:span text:style-name="T39">default </text:span><text:span text:style-name="T39">parameterl</text:span><text:span text:style-name="T39">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</text:span><text:span text:style-name="T40">uctor</text:span><text:span text:style-name="T40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</text:span><text:span text:style-name="T42">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</text:span><text:span text:style-name="T42">db connections;</text:span></text:p>
              </text:list-item>
              <text:list-item>
                <text:p text:style-name="P33"><text:span text:style-name="T42">Notify related objects, </text:span><text:span text:style-name="T42">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</text:span><text:span text:style-name="T42">goes out of scope.</text:span></text:p>
              </text:list-item>
              <text:list-item>
                <text:p text:style-name="P33"><text:span text:style-name="T42">A heap object – when it </text:span><text:span text:style-name="T42">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</text:span><text:span text:style-name="T17">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</text:span><text:span text:style-name="T17">s – </text:span><text:span text:style-name="T17">common </text:span><text:span text:style-name="T17">errors</text:span><text:span text:style-name="T23"> (folder </text:span><text:span text:style-name="T23">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</text:span><text:span text:style-name="T50">to write a </text:span><text:span text:style-name="T50">destructor. </text:span></text:p>
            <text:p><text:span text:style-name="T50"><text:s text:c="4"/></text:span><text:span text:style-name="T50">Might </text:span><text:span text:style-name="T50">cause a </text:span><text:span text:style-name="T50">memory </text:span><text:span text:style-name="T50">leak.</text:span></text:p>
            <text:p><text:span text:style-name="T50"/></text:p>
            <text:p><text:span text:style-name="T50">2. Calling a </text:span><text:span text:style-name="T50">destructor </text:span><text:span text:style-name="T50">twice.</text:span></text:p>
            <text:p><text:span text:style-name="T50"><text:s text:c="4"/></text:span><text:span text:style-name="T50">Possible </text:span><text:span text:style-name="T50">reason - </text:span><text:span text:style-name="T50">shallow </text:span><text:span text:style-name="T50">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</text:span><text:span text:style-name="T17">and </text:span><text:span text:style-name="T17">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</text:span><text:span text:style-name="T25">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</text:span><text:span text:style-name="T25">intListFree( <text:s text:c="5"/>IntList* </text:span><text:span text:style-name="T25">List ); </text:span><text:span text:style-name="T25"><text:line-break/></text:span><text:span text:style-name="T24">void</text:span><text:span text:style-name="T25"> </text:span><text:span text:style-name="T25">intListPushFront( IntList* </text:span><text:span text:style-name="T25">List, </text:span><text:span text:style-name="T24">int</text:span><text:span text:style-name="T25"> x); </text:span><text:span text:style-name="T25"><text:line-break/></text:span><text:span text:style-name="T24">void</text:span><text:span text:style-name="T25"> </text:span><text:span text:style-name="T25">intListPushBack( <text:s/>IntList* </text:span><text:span text:style-name="T25">List, </text:span><text:span text:style-name="T24">int</text:span><text:span text:style-name="T25"> x); </text:span><text:span text:style-name="T25"><text:line-break/></text:span><text:span text:style-name="T24">int </text:span><text:span text:style-name="T25"><text:s/></text:span><text:span text:style-name="T25">intListPopFront( <text:s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PopBack( <text:s text:c="2"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</text:span><text:span text:style-name="T25">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</text:span><text:span text:style-name="T25">intListMAPCAR( <text:s text:c="3"/>IntList* </text:span><text:span text:style-name="T25">List,</text:span></text:p>
            <text:p text:style-name="P26"><text:span text:style-name="T25"><text:s text:c="22"/></text:span><text:span text:style-name="T25">funcInt Func, </text:span><text:span text:style-name="T24">void</text:span><text:span text:style-name="T25">* </text:span><text:span text:style-name="T25">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</text:span><text:span text:style-name="T52">malloc/free vs. </text:span><text:span text:style-name="T52">new/delete, </text:span></text:p>
              <text:p text:style-name="P39"><text:span text:style-name="T52">BUT – also a chance </text:span><text:span text:style-name="T52">to compare c style </text:span><text:span text:style-name="T52">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</text:span><text:span text:style-name="T25">value; </text:span><text:span text:style-name="T25"><text:line-break/></text:span><text:span text:style-name="T25">      Node </text:span><text:span text:style-name="T25">*next; </text:span><text:span text:style-name="T25"><text:line-break/></text:span><text:span text:style-name="T25">      Node </text:span><text:span text:style-name="T25">*prev; </text:span><text:span text:style-name="T25"><text:line-break/></text:span><text:span text:style-name="T25">  }; </text:span><text:span text:style-name="T25"><text:line-break/></text:span><text:span text:style-name="T25">  Node* </text:span><text:span text:style-name="T25">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</text:span><text:span text:style-name="T52">"OO"</text:span></text:p>
              <text:p text:style-name="P39"><text:span text:style-name="T52">Reveals the private </text:span><text:span text:style-name="T52">implementation!!!!</text:span></text:p>
              <text:p text:style-name="P39"><text:span text:style-name="T52">It is protected from </text:span><text:span text:style-name="T52">change, but if you </text:span><text:span text:style-name="T52">want to change the </text:span><text:span text:style-name="T52">implementation </text:span><text:span text:style-name="T52">you must change </text:span><text:span text:style-name="T52">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</text:span><text:span text:style-name="T17">Memory </text:span><text:span text:style-name="T17">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</text:span><text:span text:style-name="T17">allocation </text:span><text:span text:style-name="T17">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</text:span><text:span text:style-name="T52">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</text:span><text:span text:style-name="T17">allocation </text:span><text:span text:style-name="T17">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</text:span><text:span text:style-name="T55">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</text:span><text:span text:style-name="T42">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</text:span><text:span text:style-name="T55">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</text:span><text:span text:style-name="T52">global operator </text:span><text:span text:style-name="T52">new() isn't </text:span><text:span text:style-name="T52">overloaded but </text:span><text:span text:style-name="T52">special behavior – </text:span><text:span text:style-name="T52">user defined </text:span><text:span text:style-name="T52">function will </text:span><text:span text:style-name="T52">replace (effectively </text:span><text:span text:style-name="T52">hide) the pre </text:span><text:span text:style-name="T52">defined. By </text:span><text:span text:style-name="T52">standard, each c+</text:span><text:span text:style-name="T52">+ implementation </text:span><text:span text:style-name="T52">should provide a </text:span><text:span text:style-name="T52">global operator </text:span><text:span text:style-name="T52">new() function that </text:span><text:span text:style-name="T52">can be replaced.</text:span></text:p>
              <text:p text:style-name="P39"><text:span text:style-name="T52">Overloaded – inside </text:span><text:span text:style-name="T52">a specific class </text:span><text:span text:style-name="T52">you can overload </text:span><text:span text:style-name="T52">the operator for </text:span><text:span text:style-name="T52">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</text:span><text:span text:style-name="T17">Construct</text:span><text:span text:style-name="T17">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</text:span><text:span text:style-name="T26">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</text:span><text:span text:style-name="T25">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</text:span><text:span text:style-name="T17">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</text:span><text:span text:style-name="T62">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</text:span><text:span text:style-name="T55">IntList[n]; </text:span></text:p>
            <text:p text:style-name="P26"><text:span text:style-name="T64">// array of n </text:span><text:span text:style-name="T64">IntLists. </text:span></text:p>
            <text:p text:style-name="P26"><text:span text:style-name="T64">// - must have a </text:span><text:span text:style-name="T64">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</text:span><text:span text:style-name="T55">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</text:span><text:span text:style-name="T17">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</text:span><text:span text:style-name="T42">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</text:span><text:span text:style-name="T63">proper delete </text:span><text:span text:style-name="T63">command </text:span><text:span text:style-name="T55">delete b; <text:s text:c="3"/></text:span><text:span text:style-name="T63">// apparently works, </text:span><text:span text:style-name="T63"><text:line-break/></text:span><text:span text:style-name="T63">// but may cause </text:span><text:span text:style-name="T63">segmentation fault</text:span><text:span text:style-name="T63"><text:line-break/></text:span><text:span text:style-name="T63">// or memory leak</text:span><text:span text:style-name="T65"> </text:span><text:span text:style-name="T65">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</text:span><text:span text:style-name="T17">array of </text:span><text:span text:style-name="T17">objects </text:span><text:span text:style-name="T17">w/o def. </text:span><text:span text:style-name="T17">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</text:span><text:span text:style-name="T67">MyClass *[n]; </text:span><text:span text:style-name="T67"><text:line-break/></text:span><text:span text:style-name="T69">// array of n pointers </text:span><text:span text:style-name="T69">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</text:span><text:span text:style-name="T67">(i); </text:span><text:span text:style-name="T67"><text:line-break/></text:span><text:span text:style-name="T67">   </text:span><text:span text:style-name="T69">// each pointer </text:span><text:span text:style-name="T69">points to a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the cons. is </text:span><text:span text:style-name="T69">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</text:span><text:span text:style-name="T33">allocated </text:span><text:span text:style-name="T33">array of </text:span><text:span text:style-name="T33">pointers to </text:span><text:span text:style-name="T33">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</text:span><text:span text:style-name="T69">of each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</text:span><text:span text:style-name="T69">allocated for the </text:span></text:p>
            <text:p text:style-name="P20"><text:span text:style-name="T69">// array of pointers. </text:span><text:span text:style-name="T69">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</text:span><text:span text:style-name="T33">Resource </text:span><text:span text:style-name="T33">Acquisition </text:span><text:span text:style-name="T33">Is </text:span><text:span text:style-name="T33">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</text:span><text:span text:style-name="T71">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9</meta:editing-cycles>
    <meta:print-date>1999-11-04T13:06:28</meta:print-date>
    <meta:creation-date>1999-10-10T10:49:40</meta:creation-date>
    <dc:date>2019-05-26T12:21:59.629925896</dc:date>
    <meta:editing-duration>P27DT18H9M19S</meta:editing-duration>
    <meta:generator>LibreOffice/6.1.5.2$Linux_X86_64 LibreOffice_project/10$Build-2</meta:generator>
    <dc:creator>Erel Segal-Halevi</dc:cre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